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962585B3B2BE29F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119cm, 8.548cm, 17.375cm, 6.85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199cm" svg:height="8.849cm" svg:x="0.101cm" svg:y="0.101cm">
          <draw:image xlink:href="Pictures/10000000000005E8000007E0962585B3B2BE29F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26T16:14:40.093796097</dc:date>
    <meta:editing-duration>PT3M27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